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style:font-name-complex="Times New Roman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style:font-name-complex="Times New Roman"/>
    </style:style>
    <style:style style:name="T50" style:parent-style-name="Fuentedepárrafopredeter." style:family="text">
      <style:text-properties style:font-name-complex="Times New Roman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style:font-name-complex="Times New Roman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  <style:text-properties fo:language="en" fo:country="GB"/>
    </style:style>
    <style:style style:name="P63" style:parent-style-name="Standard" style:family="paragraph">
      <style:paragraph-properties fo:text-align="justify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style:font-name-complex="Times New Roman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  <style:text-properties fo:language="en" fo:country="GB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style:font-name-complex="Times New Roman"/>
    </style:style>
    <style:style style:name="T71" style:parent-style-name="Fuentedepárrafopredeter." style:family="text">
      <style:text-properties style:font-name-complex="Times New Roman"/>
    </style:style>
    <style:style style:name="P72" style:parent-style-name="Standard" style:family="paragraph">
      <style:paragraph-properties fo:text-align="justify"/>
      <style:text-properties style:font-name-complex="Times New Roman"/>
    </style:style>
    <style:style style:name="P73" style:parent-style-name="Standard" style:family="paragraph">
      <style:paragraph-properties fo:text-align="justify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language="en" fo:country="US"/>
    </style:style>
    <style:style style:name="P76" style:parent-style-name="Standard" style:family="paragraph">
      <style:paragraph-properties fo:text-align="justify"/>
      <style:text-properties fo:language="en" fo:country="US"/>
    </style:style>
    <style:style style:name="P77" style:parent-style-name="Standard" style:family="paragraph">
      <style:paragraph-properties fo:text-align="justify"/>
      <style:text-properties fo:language="en" fo:country="GB"/>
    </style:style>
    <style:style style:name="P78" style:parent-style-name="Standard" style:family="paragraph">
      <style:paragraph-properties fo:text-align="justify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style:font-name-complex="Times New Roman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  <style:text-properties fo:language="en" fo:country="GB"/>
    </style:style>
    <style:style style:name="P83" style:parent-style-name="Standard" style:family="paragraph">
      <style:paragraph-properties fo:text-align="justify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  <style:text-properties fo:language="en" fo:country="GB"/>
    </style:style>
    <style:style style:name="P87" style:parent-style-name="Standard" style:family="paragraph">
      <style:paragraph-properties fo:text-align="justify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T89" style:parent-style-name="Fuentedepárrafopredeter." style:family="text">
      <style:text-properties style:font-name-complex="Times New Roman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94" style:parent-style-name="Fuentedepárrafopredeter." style:family="text">
      <style:text-properties style:font-name-complex="Times New Roman"/>
    </style:style>
    <style:style style:name="T95" style:parent-style-name="Fuentedepárrafopredeter." style:family="text">
      <style:text-properties style:font-name-complex="Times New Roman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  <style:text-properties fo:language="en" fo:country="GB"/>
    </style:style>
    <style:style style:name="P98" style:parent-style-name="Standard" style:family="paragraph">
      <style:paragraph-properties fo:text-align="justify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style:font-name-complex="Times New Roman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  <style:text-properties fo:language="en" fo:country="GB"/>
    </style:style>
    <style:style style:name="P103" style:parent-style-name="Standard" style:family="paragraph">
      <style:paragraph-properties fo:text-align="justify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  <style:text-properties fo:language="en" fo:country="GB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T109" style:parent-style-name="Fuentedepárrafopredeter." style:family="text">
      <style:text-properties style:font-name-complex="Times New Roman"/>
    </style:style>
    <style:style style:name="P110" style:parent-style-name="Standard" style:family="paragraph">
      <style:paragraph-properties fo:text-align="justify"/>
      <style:text-properties fo:language="en" fo:country="GB"/>
    </style:style>
    <style:style style:name="P111" style:parent-style-name="Standard" style:family="paragraph">
      <style:paragraph-properties fo:text-align="justify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T113" style:parent-style-name="Fuentedepárrafopredeter." style:family="text">
      <style:text-properties style:font-name-complex="Times New Roman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  <style:text-properties fo:language="en" fo:country="GB"/>
    </style:style>
    <style:style style:name="P120" style:parent-style-name="Standard" style:family="paragraph">
      <style:paragraph-properties fo:text-align="justify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T125" style:parent-style-name="Fuentedepárrafopredeter." style:family="text">
      <style:text-properties fo:font-weight="bold" style:font-weight-asian="bold" style:font-weight-complex="bold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  <style:text-properties fo:language="en" fo:country="GB"/>
    </style:style>
    <style:style style:name="P128" style:parent-style-name="Standard" style:family="paragraph">
      <style:paragraph-properties fo:text-align="justify"/>
    </style:style>
    <style:style style:name="T129" style:parent-style-name="Fuentedepárrafopredeter." style:family="text">
      <style:text-properties fo:font-weight="bold" style:font-weight-asian="bold" style:font-weight-complex="bold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</style:style>
    <style:style style:name="T133" style:parent-style-name="Fuentedepárrafopredeter." style:family="text">
      <style:text-properties fo:font-weight="bold" style:font-weight-asian="bold" style:font-weight-complex="bold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text-align="justify"/>
    </style:style>
    <style:style style:name="T140" style:parent-style-name="Fuentedepárrafopredeter." style:family="text">
      <style:text-properties fo:font-weight="bold" style:font-weight-asian="bold" style:font-weight-complex="bold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  <style:text-properties fo:language="en" fo:country="US"/>
    </style:style>
    <style:style style:name="P143" style:parent-style-name="Standard" style:family="paragraph">
      <style:paragraph-properties fo:text-align="justify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  <style:text-properties fo:language="en" fo:country="GB"/>
    </style:style>
    <style:style style:name="P147" style:parent-style-name="Standard" style:family="paragraph">
      <style:paragraph-properties fo:text-align="justify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  <style:text-properties fo:language="en" fo:country="GB"/>
    </style:style>
    <style:style style:name="P151" style:parent-style-name="Standard" style:family="paragraph">
      <style:paragraph-properties fo:text-align="justify"/>
    </style:style>
    <style:style style:name="T152" style:parent-style-name="Fuentedepárrafopredeter." style:family="text">
      <style:text-properties fo:font-weight="bold" style:font-weight-asian="bold" style:font-weight-complex="bold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  <style:text-properties fo:language="en" fo:country="GB"/>
    </style:style>
    <style:style style:name="P155" style:parent-style-name="Standard" style:family="paragraph">
      <style:paragraph-properties fo:text-align="justify"/>
    </style:style>
    <style:style style:name="T156" style:parent-style-name="Fuentedepárrafopredeter." style:family="text">
      <style:text-properties fo:font-weight="bold" style:font-weight-asian="bold" style:font-weight-complex="bold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  <style:text-properties fo:language="en" fo:country="US"/>
    </style:style>
    <style:style style:name="P159" style:parent-style-name="Standard" style:family="paragraph">
      <style:paragraph-properties fo:text-align="justify"/>
    </style:style>
    <style:style style:name="T160" style:parent-style-name="Fuentedepárrafopredeter." style:family="text">
      <style:text-properties fo:font-weight="bold" style:font-weight-asian="bold" style:font-weight-complex="bold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  <style:text-properties fo:font-weight="bold" style:font-weight-asian="bold" style:font-weight-complex="bold" fo:language="en" fo:country="GB"/>
    </style:style>
    <style:style style:name="P163" style:parent-style-name="Standard" style:family="paragraph">
      <style:paragraph-properties fo:text-align="justify"/>
    </style:style>
    <style:style style:name="T164" style:parent-style-name="Fuentedepárrafopredeter." style:family="text">
      <style:text-properties fo:font-weight="bold" style:font-weight-asian="bold" style:font-weight-complex="bold"/>
    </style:style>
    <style:style style:name="P165" style:parent-style-name="Standard" style:family="paragraph">
      <style:paragraph-properties fo:text-align="justify"/>
    </style:style>
  </office:automatic-styles>
  <office:body>
    <office:text text:use-soft-page-breaks="true">
      <text:p text:style-name="P1">Realizar las siguientes consultas:</text:p>
      <text:p text:style-name="P2"/>
      <text:p text:style-name="P3"><text:span text:style-name="T4">1.</text:span><text:s/>Mostrar el apellido, oﬁcio y número de departamento de cada empleado.</text:p>
      <text:p text:style-name="P5"/>
      <text:p text:style-name="P6"/>
      <text:p text:style-name="P7"><text:span text:style-name="T8">2.</text:span><text:s/>Mostrar el número, nombre y localización de cada departamento.</text:p>
      <text:p text:style-name="P9"/>
      <text:p text:style-name="P10"/>
      <text:p text:style-name="P11"><text:span text:style-name="T12">3.</text:span><text:s/>Mostrar todos los datos<text:s/>de todos los empleados.</text:p>
      <text:p text:style-name="P13"/>
      <text:p text:style-name="P14"><text:s/></text:p>
      <text:p text:style-name="P15"><text:span text:style-name="T16">4.</text:span><text:s/>Datos de los empleados ordenados por apellidos.</text:p>
      <text:p text:style-name="P17"/>
      <text:p text:style-name="P18"/>
      <text:p text:style-name="P19"><text:span text:style-name="T20">5.</text:span><text:s/>Datos <text:s/>de <text:s/>los <text:s/>empleados <text:s/>ordenados <text:s/>por <text:s/>número <text:s/>de <text:s/>departamento descendentemente.</text:p>
      <text:p text:style-name="P21"/>
      <text:p text:style-name="P22"/>
      <text:p text:style-name="P23"><text:span text:style-name="T24">6.</text:span><text:s text:c="2"/>Datos <text:s/>de <text:s/>los <text:s/>empleados <text:s/>ordenados <text:s/>por <text:s/>número <text:s/>de <text:s/>departamento descendentemente <text:s/>y dentro <text:s/>de <text:s/>cada <text:s/>departamento<text:s/><text:s/>ordenados <text:s/>por <text:s/>apellido ascendentemente.</text:p>
      <text:p text:style-name="P25"/>
      <text:p text:style-name="P26"/>
      <text:p text:style-name="P27"><text:span text:style-name="T28">8.</text:span><text:s text:c="2"/>Mostrar los datos de los empleados cuyo salario sea mayor que 2000.</text:p>
      <text:p text:style-name="P29"/>
      <text:p text:style-name="P30"/>
      <text:p text:style-name="P31"><text:span text:style-name="T32">9.</text:span><text:s text:c="2"/>Mostrar los datos de los empleados cuyo oﬁcio sea ANALISTA.</text:p>
      <text:p text:style-name="P33"/>
      <text:p text:style-name="P34"/>
      <text:p text:style-name="P35"><text:span text:style-name="T36">10.</text:span><text:s/>Seleccionar <text:s/>el <text:s/>apellido y <text:s/>oﬁcio de los empleados del <text:s/>departamento número 20.</text:p>
      <text:p text:style-name="P37"/>
      <text:p text:style-name="P38"/>
      <text:p text:style-name="P39"><text:span text:style-name="T40">11.</text:span><text:s/>Mostrar todos los datos de los empleados ordenados por apellido</text:p>
      <text:p text:style-name="P41"/>
      <text:p text:style-name="P42"/>
      <text:p text:style-name="P43"><text:span text:style-name="T44">2.</text:span><text:s/>Seleccionar <text:s/>los empleados cuyo oﬁcio sea <text:s/><text:span text:style-name="T45">‘VENDEDOR’. <text:s/>Mostra</text:span>r <text:s/>los datos ordenados por apellido.</text:p>
      <text:p text:style-name="P46"/>
      <text:p text:style-name="P47"><text:span text:style-name="T48">13.</text:span><text:s/>Mostrar <text:s/>los <text:s/>empleados <text:s/>cuyo <text:s/>departamento <text:s/>sea <text:s/>10 <text:s/>y <text:s/>cuyo <text:s/>oﬁcio <text:s/>sea<text:s/><text:span text:style-name="T49">‘ANALISTA’. Or</text:span><text:span text:style-name="T50">denar el resultado por apellido;</text:span></text:p>
      <text:p text:style-name="P51"/>
      <text:p text:style-name="P52"><text:span text:style-name="T53">14.</text:span><text:s/>Mostrar <text:s/>los <text:s/>empleados <text:s/>que <text:s/>tengan <text:s/>un <text:s/>salario <text:s/>mayor <text:s/>que <text:s/>2000<text:s text:c="2"/>o <text:s/>que pertenezcan al departamento número 20.</text:p>
      <text:p text:style-name="P54"/>
      <text:p text:style-name="P55"><text:span text:style-name="T56">15.</text:span><text:s/>Ordenar los empleados por oﬁcio, y dentro de oﬁcio por nombre.</text:p>
      <text:p text:style-name="P57"/>
      <text:p text:style-name="P58"><text:span text:style-name="T59">16.</text:span><text:s/>Seleccionar <text:s/>de <text:s/>la <text:s/>tabla <text:s/>EMPLE los <text:s/>empleados <text:s/>cuyo <text:s/>apellido empiece <text:s/>por<text:s/><text:span text:style-name="T60">‘A’.</text:span></text:p>
      <text:p text:style-name="P61"/>
      <text:p text:style-name="P62"/>
      <text:p text:style-name="P63"><text:span text:style-name="T64">17.</text:span><text:s/>Seleccionar de la tabla EMPLE los empleados cuyo apellido termine por<text:s/><text:span text:style-name="T65">‘Z’.</text:span></text:p>
      <text:p text:style-name="P66"/>
      <text:p text:style-name="P67"/>
      <text:p text:style-name="P68"><text:span text:style-name="T69">18.</text:span><text:s/>Seleccionar <text:s/>de la <text:s/>tabla <text:s/>EMPLE aquellas ﬁlas cuyo APELLIDO empiece por<text:s/><text:span text:style-name="T70">‘A’ y el OFICIO tenga una ‘E’ en cualquier posición.</text:span><text:span text:style-name="T71"><text:s/></text:span></text:p>
      <text:p text:style-name="P72"/>
      <text:p text:style-name="P73"><text:span text:style-name="T74">19.</text:span><text:s/>Seleccionar los empleados cuyo salario esté entre 1000 y 1700.<text:s/><text:span text:style-name="T75">Utilizar el operador BETWEEN.</text:span></text:p>
      <text:p text:style-name="P76"/>
      <text:p text:style-name="P77"/>
      <text:p text:style-name="P78"><text:span text:style-name="T79">20.</text:span><text:s/>Obtener <text:s/>los empleados cuyo oﬁcio sea<text:s/><text:span text:style-name="T80">‘VENDEDOR’ y <text:s/>tengan una comisión</text:span><text:s/>superior a 600.</text:p>
      <text:p text:style-name="P81"/>
      <text:p text:style-name="P82"/>
      <text:p text:style-name="P83"><text:span text:style-name="T84">21.</text:span><text:s text:c="2"/>Seleccionar <text:s/>los <text:s/>datos <text:s/>de <text:s/>los <text:s/>empleados <text:s/>ordenados <text:s/>por <text:s/>número <text:s/>de departamento, y dentro de cada departamento ordenados por apellido.</text:p>
      <text:p text:style-name="P85"/>
      <text:p text:style-name="P86"/>
      <text:p text:style-name="P87"><text:span text:style-name="T88">22.</text:span><text:s/>Número y <text:s/>apellidos de los empleados cuyo apellido termine por <text:s/><text:span text:style-name="T89">‘Z’ y <text:s/>tengan</text:span><text:s/>un salario superior a 2000.</text:p>
      <text:p text:style-name="P90"/>
      <text:p text:style-name="P91"/>
      <text:p text:style-name="P92"><text:span text:style-name="T93">23.</text:span><text:s/>Datos de los departamentos cuya localización empiece por<text:s/><text:span text:style-name="T94">‘B</text:span><text:span text:style-name="T95">’.</text:span></text:p>
      <text:p text:style-name="P96"/>
      <text:p text:style-name="P97"/>
      <text:p text:style-name="P98"><text:span text:style-name="T99">24.</text:span><text:s text:c="2"/>Datos <text:s/>de <text:s/>los <text:s/>empleados <text:s/>cuyo oﬁcio <text:s/>sea <text:s/><text:span text:style-name="T100">‘EMPLEADO’, <text:s/>tengan <text:s/>un <text:s/>salario</text:span><text:s/>superior a 200 y pertenezcan al departamento número 10.</text:p>
      <text:p text:style-name="P101"/>
      <text:p text:style-name="P102"/>
      <text:p text:style-name="P103"><text:span text:style-name="T104">25.</text:span><text:s/>Mostrar los apellidos de los empleados que no tengan comisión.</text:p>
      <text:p text:style-name="P105"/>
      <text:p text:style-name="P106"/>
      <text:p text:style-name="P107"><text:span text:style-name="T108">26.</text:span><text:s text:c="2"/>Mostrar <text:s/>los <text:s/>apellidos <text:s/>de <text:s/>los <text:s/>empleados <text:s/>que <text:s/>no <text:s/>tengan <text:s/>comisión <text:s/>y <text:s/>cuyo apellido empiece por<text:s/><text:span text:style-name="T109">‘J’.</text:span></text:p>
      <text:p text:style-name="P110"/>
      <text:p text:style-name="P111"><text:span text:style-name="T112">27.</text:span><text:s text:c="2"/>Mostrar <text:s/>los <text:s/>apellidos <text:s/>de <text:s/>los <text:s/>empleados <text:s/>cuyo <text:s/>oﬁcio <text:s/>sea <text:s/><text:span text:style-name="T113">‘VENDEDOR’, ‘ANALISTA’ o ‘EMPLEADO’.</text:span></text:p>
      <text:p text:style-name="P114"/>
      <text:p text:style-name="P115"/>
      <text:p text:style-name="P116"><text:span text:style-name="T117">28. <text:s/></text:span>Mostrar <text:s/>los apellidos de los empleados cuyo oﬁcio no sea ni ANALISTA ni <text:s text:c="2"/>EMPLEADO, y además tengan un salario mayor de 200000.</text:p>
      <text:p text:style-name="P118"/>
      <text:p text:style-name="P119"/>
      <text:p text:style-name="P120"><text:span text:style-name="T121">29.</text:span><text:s text:c="2"/>Seleccionar <text:s/>de <text:s/>la <text:s/>tabla <text:s/>EMPLE <text:s/>los <text:s/>empleados <text:s/>cuyo <text:s/>salario <text:s/>esté <text:s/>entre 2000<text:s/>y 3000<text:s/>(utilizar BETWEEN).</text:p>
      <text:p text:style-name="P122"/>
      <text:p text:style-name="P123"/>
      <text:p text:style-name="P124"><text:span text:style-name="T125">30.</text:span><text:s/>Seleccionar el apellido, salario y número de departamento de los empleados cuyo salario sea mayor que 200000 en los departamentos 10 ó 30.</text:p>
      <text:p text:style-name="P126"/>
      <text:p text:style-name="P127"/>
      <text:p text:style-name="P128"><text:span text:style-name="T129">31.</text:span><text:s text:c="2"/>Mostrar <text:s/>el <text:s/>apellido y número de los <text:s/>empleados <text:s/>cuyo salario <text:s/>no <text:s/>esté entre 1000<text:s/>y 2000<text:s/>(utilizar BETWEEN).</text:p>
      <text:p text:style-name="P130"/>
      <text:p text:style-name="P131"/>
      <text:p text:style-name="P132"><text:span text:style-name="T133">32.</text:span><text:s/>Obtener los apellidos de todos los empleados en minúscula.</text:p>
      <text:p text:style-name="P134"/>
      <text:p text:style-name="P135"><text:span text:style-name="T136">33.</text:span><text:s/>En una consulta concatena el apellido de cada empleado con su oﬁcio.</text:p>
      <text:p text:style-name="P137"/>
      <text:p text:style-name="P138"/>
      <text:p text:style-name="P139"><text:span text:style-name="T140">34.</text:span><text:s/>Mostrar <text:s/>el <text:s/>apellido y <text:s/>la <text:s/>longitud del apellido (función <text:s/>LENGTH) de todos los <text:s/>empleados, <text:s/>ordenados <text:s/>por <text:s/>la <text:s/>longitud <text:s/>de <text:s/>los <text:s/>apellidos <text:s/>de <text:s/>los empleados descendentemente.</text:p>
      <text:p text:style-name="P141"/>
      <text:p text:style-name="P142"/>
      <text:p text:style-name="P143"><text:span text:style-name="T144">35.</text:span><text:s/>Obtener el año de contratación de todos los empleados (función YEAR).</text:p>
      <text:p text:style-name="P145"/>
      <text:p text:style-name="P146"/>
      <text:p text:style-name="P147"><text:span text:style-name="T148">36.</text:span><text:s/>Mostrar <text:s/>los <text:s/>datos <text:s/>de <text:s/>los <text:s/>empleados <text:s/>que <text:s/>hayan <text:s/>sido contratados <text:s/>en <text:s/>el año 1992.</text:p>
      <text:p text:style-name="P149"/>
      <text:p text:style-name="P150"/>
      <text:p text:style-name="P151"><text:span text:style-name="T152">37.</text:span><text:s/>Mostrar <text:s/>los <text:s/>datos <text:s/>de <text:s/>los <text:s/>empleados <text:s/>que <text:s/>hayan <text:s/>sido contratados <text:s/>en <text:s/>el mes de febrero de cualquier año (función MONTHNAME).</text:p>
      <text:p text:style-name="P153"/>
      <text:p text:style-name="P154"/>
      <text:p text:style-name="P155"><text:span text:style-name="T156">38.</text:span><text:s/>Para cada empleado mostrar <text:s/>el apellido y <text:s/>el <text:s/>mayor <text:s/>valor <text:s/>del salario y <text:s/>la comisión que tienen.</text:p>
      <text:p text:style-name="P157"/>
      <text:p text:style-name="P158"/>
      <text:p text:style-name="P159"><text:span text:style-name="T160">39.</text:span><text:s/>Mostrar <text:s/>los <text:s/>datos <text:s/>de <text:s/>los <text:s/>empleados <text:s/>cuyo <text:s/>apellido <text:s/>empiece <text:s/>por <text:s/>'A' <text:s/>y hayan sido contratados en el año 1990.</text:p>
      <text:p text:style-name="P161"/>
      <text:p text:style-name="P162"/>
      <text:p text:style-name="P163"><text:span text:style-name="T164">40.</text:span><text:s/>Mostrar <text:s/>los datos de los empleados del departamento 10 que no tengan comisión.</text:p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þÿ</meta:initial-creator>
    <dc:creator>curso mañana</dc:creator>
    <meta:creation-date>2015-10-08T11:19:00Z</meta:creation-date>
    <dc:date>2015-10-08T12:07:00Z</dc:date>
    <meta:print-date>2009-11-03T18:19:00Z</meta:print-date>
    <meta:template xlink:href="Normal" xlink:type="simple"/>
    <meta:editing-cycles>3</meta:editing-cycles>
    <meta:editing-duration>PT2880S</meta:editing-duration>
    <meta:document-statistic meta:page-count="3" meta:paragraph-count="7" meta:word-count="611" meta:character-count="3965" meta:row-count="28" meta:non-whitespace-character-count="3361"/>
  </office:meta>
</office:document-meta>
</file>